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35fd4" officeooo:paragraph-rsid="00135fd4"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135fd4" officeooo:paragraph-rsid="00135fd4"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35fd4" officeooo:paragraph-rsid="0013bb2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3bb2d" officeooo:paragraph-rsid="0013bb2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4c895" officeooo:paragraph-rsid="0014c89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4pt" fo:font-weight="normal" officeooo:rsid="00135fd4" officeooo:paragraph-rsid="00135fd4"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3bb2d" officeooo:paragraph-rsid="0013bb2d" style:font-size-asian="14pt" style:font-weight-asian="normal" style:font-size-complex="14pt" style:font-weight-complex="normal"/>
    </style:style>
    <style:style style:name="T1" style:family="text">
      <style:text-properties officeooo:rsid="0013bb2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T Selection Analysis</text:p>
      <text:p text:style-name="P1"/>
      <text:p text:style-name="P2">The Problem</text:p>
      <text:p text:style-name="P2"/>
      <text:p text:style-name="P6">The prediction of wether a student is likely to be selected in an IIT based on various factors like Mother tongue, Hours of Study etc. Data of students who persued engineering and how many of them are in an IIT. Needs to be converted into appropriate form to be used in an Linear Regression Model. </text:p>
      <text:p text:style-name="P6"/>
      <text:p text:style-name="P2">The Input Data</text:p>
      <text:p text:style-name="P2"/>
      <text:p text:style-name="P6">The data for the training of the model was collected using a Google Form. All the relevant fields were nade compulsory. The Form was provided to student who persued Engineering and weather they are in IIT or not was also asked.</text:p>
      <text:p text:style-name="P7">A total of 150 samples were obtained. </text:p>
      <text:p text:style-name="P6"/>
      <text:p text:style-name="P3">The <text:span text:style-name="T1">Manipulation of Data and the Model</text:span></text:p>
      <text:p text:style-name="P4"><text:span text:style-name="T3"/></text:p>
      <text:p text:style-name="P4"><text:span text:style-name="T3">Parent Income Per Annum</text:span></text:p>
      <text:p text:style-name="P5"><text:span text:style-name="T3">A higher income <text:s/></text:span></text:p>
      <text:p text:style-name="P4"><text:span text:style-name="T3">Percent In Class 12</text:span></text:p>
      <text:p text:style-name="P4"><text:span text:style-name="T3">Avg Number of Hrs Studied</text:span></text:p>
      <text:p text:style-name="P4"><text:span text:style-name="T3">State</text:span></text:p>
      <text:p text:style-name="P4"><text:span text:style-name="T3">School Location</text:span></text:p>
      <text:p text:style-name="P4"><text:span text:style-name="T3">Mother Tongue</text:span></text:p>
      <text:p text:style-name="P4"><text:span text:style-name="T3">Gender</text:span></text:p>
      <text:p text:style-name="P4"><text:span text:style-name="T3"/></text:p>
      <text:p text:style-name="P6"/>
      <text:p text:style-name="P6"><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02:56:40.799333308</meta:creation-date>
    <dc:date>2018-02-11T03:30:38.512553920</dc:date>
    <meta:editing-duration>PT1M55S</meta:editing-duration>
    <meta:editing-cycles>1</meta:editing-cycles>
    <meta:document-statistic meta:table-count="0" meta:image-count="0" meta:object-count="0" meta:page-count="1" meta:paragraph-count="16" meta:word-count="140" meta:character-count="772" meta:non-whitespace-character-count="642"/>
    <meta:generator>LibreOffice/5.1.6.2$Linux_X86_64 LibreOffice_project/10m0$Build-2</meta:generator>
  </office:meta>
</office:document-meta>
</file>